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2.5118in" style:use-optimal-column-width="false"/>
    </style:style>
    <style:style style:name="TableColumn8" style:family="table-column">
      <style:table-column-properties style:column-width="5.0631in" style:use-optimal-column-width="false"/>
    </style:style>
    <style:style style:name="Table6" style:family="table">
      <style:table-properties style:width="7.575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justify" fo:margin-bottom="0in" fo:line-height="100%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justify" fo:margin-bottom="0in" fo:line-height="100%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Rebeles Bogdan Calin Florin</text:p>
      <text:p text:style-name="Standard">Reviewer Group:216/1</text:p>
      <text:p text:style-name="Standard">Initial C application was created by (Name/Group): Raduta Cristian, 216/1</text:p>
      <text:p text:style-name="P2"><text:span text:style-name="T3">Please fill in the following table using<text:s/></text:span><text:bookmark-start text:name="_Int_5iRsDbln"/><text:span text:style-name="T4">appropriate</text:span><text:bookmark-end text:name="_Int_5iRsDbln"/><text:span text:style-name="T5">, complete data: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List of application functionalities that are missing, are incomplete or buggy.</text:span></text:p>
            <text:p text:style-name="P13"/>
            <text:p text:style-name="P14"/>
          </table:table-cell>
          <table:table-cell table:style-name="TableCell15">
            <text:p text:style-name="P16">Nu sunt functionalitati lipsa.</text:p>
          </table:table-cell>
        </table:table-row>
        <table:table-row table:style-name="TableRow17">
          <table:table-cell table:style-name="TableCell18">
            <text:p text:style-name="P19"><text:span text:style-name="T20">List of program functions (except UI) that are not covered by tests.</text:span></text:p>
            <text:p text:style-name="P21"/>
            <text:p text:style-name="P22"/>
          </table:table-cell>
          <table:table-cell table:style-name="TableCell23">
            <text:p text:style-name="P24">Toate functionalitatile sunt testate (test coverage 100%).</text:p>
          </table:table-cell>
        </table:table-row>
        <table:table-row table:style-name="TableRow25">
          <table:table-cell table:style-name="TableCell26">
            <text:p text:style-name="P27"><text:span text:style-name="T28">List of program functions lacking specification.</text:span></text:p>
            <text:p text:style-name="P29"/>
            <text:p text:style-name="P30"/>
          </table:table-cell>
          <table:table-cell table:style-name="TableCell31">
            <text:p text:style-name="P32">Toate functionalitatile sunt specificate.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In cazul modulului destinat entitatii (medicamentului) ar fi putut exista ceva mai multa incapsulare, in rest a fost bine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Da. Exista module separate pentru structura de lista si pentru tipul medicament, cat si pentru functiile acestora, iar functiile pentru UI sunt si ele separate de restul aplicatiei.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Da. Tot spatial de memorie alocat <text:s/>este ulterior eliberat. Am verificat inclusiv pe parcursul executiei programului si dupa incheierea acesteia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 unclear to you (you don’t understand their role or how they work – usually a sign of bad design).</text:span></text:p>
            <text:p text:style-name="P67"/>
          </table:table-cell>
          <table:table-cell table:style-name="TableCell68">
            <text:p text:style-name="P69">Nu exista astfel de functionalitati.</text:p>
          </table:table-cell>
        </table:table-row>
        <table:table-row table:style-name="TableRow70">
          <table:table-cell table:style-name="TableCell71">
            <text:p text:style-name="P72"><text:span text:style-name="T73">List the problems present in the reviewed application and indicate the number of man-hours you require for fixing them.</text:span></text:p>
            <text:p text:style-name="P74"/>
            <text:p text:style-name="P75"/>
          </table:table-cell>
          <table:table-cell table:style-name="TableCell76">
            <text:p text:style-name="P77">In afara de faptul ca proiectul era putin hard-coded (am mentionat mai sus despre problema cu incapsularea), care a luat putin, (maxim<text:s/>o ora, toate modificarile, inclusive la teste), proiectul a fost chiar bine realiza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Bogdan Rebeles</dc:creator>
    <meta:creation-date>2024-03-22T07:04:00Z</meta:creation-date>
    <dc:date>2024-03-26T19:33:00Z</dc:date>
    <meta:template xlink:href="Normal.dotm" xlink:type="simple"/>
    <meta:editing-cycles>14</meta:editing-cycles>
    <meta:editing-duration>PT696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71" meta:character-count="1814" meta:row-count="12" meta:non-whitespace-character-count="1546"/>
  </office:meta>
</office:document-meta>
</file>